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underline-style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</style:style>
    <style:style style:name="P3" style:family="paragraph" style:parent-style-name="Text_20_body" style:list-style-name="L4">
      <loext:graphic-properties draw:fill="none"/>
      <style:paragraph-properties fo:margin-left="0.499cm" fo:margin-right="0cm" fo:margin-top="0cm" fo:margin-bottom="0cm" loext:contextual-spacing="false" fo:line-height="120%" fo:text-align="start" style:justify-single-word="false" fo:text-indent="0cm" style:auto-text-indent="false" fo:background-color="transparent"/>
    </style:style>
    <style:style style:name="P4" style:family="paragraph" style:parent-style-name="Text_20_body" style:list-style-name="L4" style:master-page-name="">
      <loext:graphic-properties draw:fill="none"/>
      <style:paragraph-properties fo:margin-left="0.499cm" fo:margin-right="0cm" fo:margin-top="0cm" fo:margin-bottom="0cm" loext:contextual-spacing="false" fo:line-height="120%" fo:text-align="start" style:justify-single-word="false" fo:text-indent="0cm" style:auto-text-indent="false" style:page-number="auto" fo:background-color="transparent"/>
    </style:style>
    <style:style style:name="P5" style:family="paragraph" style:parent-style-name="Heading_20_6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/>
      <style:text-properties officeooo:rsid="0023f897" officeooo:paragraph-rsid="0023f897"/>
    </style:style>
    <style:style style:name="T1" style:family="text">
      <style:text-properties fo:font-size="12pt" officeooo:rsid="001be44c" style:font-size-asian="12pt" style:font-size-complex="12pt"/>
    </style:style>
    <style:style style:name="T2" style:family="text">
      <style:text-properties fo:font-size="12pt" officeooo:rsid="002513bf" style:font-size-asian="12pt" style:font-size-complex="12pt"/>
    </style:style>
    <style:style style:name="T3" style:family="text">
      <style:text-properties fo:font-size="12pt" officeooo:rsid="0025d2db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1be44c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2513bf" style:font-size-asian="12pt" style:font-size-complex="12pt"/>
    </style:style>
    <style:style style:name="T6" style:family="text">
      <style:text-properties fo:font-size="12pt" style:text-underline-style="none" officeooo:rsid="001be44c" style:font-size-asian="12pt" style:font-size-complex="12pt"/>
    </style:style>
    <style:style style:name="T7" style:family="text">
      <style:text-properties fo:font-size="12pt" style:text-underline-style="none" officeooo:rsid="002513bf" style:font-size-asian="12pt" style:font-size-complex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fo:color="#000000"/>
    </style:style>
    <style:style style:name="T11" style:family="text">
      <style:text-properties fo:color="#000000" fo:font-size="12pt" style:text-underline-style="none" officeooo:rsid="001be44c" style:font-size-asian="12pt" style:font-size-complex="12pt"/>
    </style:style>
    <style:style style:name="T12" style:family="text">
      <style:text-properties fo:color="#000000" fo:font-size="12pt" style:text-underline-style="none" officeooo:rsid="002513bf" style:font-size-asian="12pt" style:font-size-complex="12pt"/>
    </style:style>
    <style:style style:name="T13" style:family="text">
      <style:text-properties fo:color="#000000" fo:font-size="12pt" style:text-underline-style="none" fo:font-weight="bold" officeooo:rsid="001be44c" style:font-size-asian="12pt" style:font-weight-asian="bold" style:font-size-complex="12pt" style:font-weight-complex="bold"/>
    </style:style>
    <style:style style:name="T14" style:family="text">
      <style:text-properties fo:color="#000000" fo:font-size="12pt" style:text-underline-style="none" fo:font-weight="bold" officeooo:rsid="002513bf" style:font-size-asian="12pt" style:font-weight-asian="bold" style:font-size-complex="12pt" style:font-weight-complex="bold"/>
    </style:style>
    <style:style style:name="T15" style:family="text">
      <style:text-properties fo:color="#000000" style:text-underline-style="none"/>
    </style:style>
    <style:style style:name="T16" style:family="text">
      <style:text-properties fo:color="#000000" style:text-underline-style="none" fo:font-weight="bold" officeooo:rsid="001be44c" style:font-weight-asian="bold" style:font-weight-complex="bold"/>
    </style:style>
    <style:style style:name="T17" style:family="text">
      <style:text-properties fo:color="#000000" style:text-underline-style="none" fo:font-weight="bold" officeooo:rsid="002513bf" style:font-weight-asian="bold" style:font-weight-complex="bold"/>
    </style:style>
    <style:style style:name="T18" style:family="text">
      <style:text-properties fo:color="#000000" style:text-underline-style="none" officeooo:rsid="002ac5d1"/>
    </style:style>
    <style:style style:name="T19" style:family="text">
      <style:text-properties fo:color="#000000" style:text-underline-style="solid" style:text-underline-width="auto" style:text-underline-color="font-color"/>
    </style:style>
    <style:style style:name="T20" style:family="text">
      <style:text-properties fo:color="#000000" fo:font-size="14pt" style:text-underline-style="none" fo:font-weight="bold" officeooo:rsid="001be44c" style:font-size-asian="14pt" style:font-weight-asian="bold" style:font-size-complex="14pt" style:font-weight-complex="bold"/>
    </style:style>
    <style:style style:name="T21" style:family="text">
      <style:text-properties fo:color="#000000" fo:font-size="14pt" style:text-underline-style="none" fo:font-weight="bold" officeooo:rsid="002513bf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0"><text:tab/><text:tab/></text:span><text:a xlink:type="simple" xlink:href="https://www.w3.org/TR/2011/WD-html5-20110525/text-level-semantics.html#text-level-semantics" text:style-name="Internet_20_link" text:visited-style-name="Visited_20_Internet_20_Link">Text-level semantics</text:a><text:span text:style-name="T21">:</text:span></text:p>
      <text:p text:style-name="P2"><text:span text:style-name="T14"/></text:p>
      <text:list xml:id="list4436106197166486153" text:style-name="L4">
        <text:list-item>
          <text:list>
            <text:list-item>
              <text:list>
                <text:list-item>
                  <text:p text:style-name="P4"><text:a xlink:type="simple" xlink:href="https://www.w3.org/TR/2011/WD-html5-20110525/text-level-semantics.html#the-a-element" text:style-name="Internet_20_link" text:visited-style-name="Visited_20_Internet_20_Link"><text:span text:style-name="T15">The </text:span></text:a><text:a xlink:type="simple" xlink:href="https://www.w3.org/TR/2011/WD-html5-20110525/text-level-semantics.html#the-a-element" text:style-name="Internet_20_link" text:visited-style-name="Visited_20_Internet_20_Link"><text:span text:style-name="Source_20_Text"><text:span text:style-name="T15">a</text:span></text:span></text:a><text:a xlink:type="simple" xlink:href="https://www.w3.org/TR/2011/WD-html5-20110525/text-level-semantics.html#the-a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em-element" text:style-name="Internet_20_link" text:visited-style-name="Visited_20_Internet_20_Link"><text:span text:style-name="T15">The </text:span></text:a><text:a xlink:type="simple" xlink:href="https://www.w3.org/TR/2011/WD-html5-20110525/text-level-semantics.html#the-em-element" text:style-name="Internet_20_link" text:visited-style-name="Visited_20_Internet_20_Link"><text:span text:style-name="Source_20_Text"><text:span text:style-name="T15">em</text:span></text:span></text:a><text:a xlink:type="simple" xlink:href="https://www.w3.org/TR/2011/WD-html5-20110525/text-level-semantics.html#the-em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strong-element" text:style-name="Internet_20_link" text:visited-style-name="Visited_20_Internet_20_Link"><text:span text:style-name="T15">The </text:span></text:a><text:a xlink:type="simple" xlink:href="https://www.w3.org/TR/2011/WD-html5-20110525/text-level-semantics.html#the-strong-element" text:style-name="Internet_20_link" text:visited-style-name="Visited_20_Internet_20_Link"><text:span text:style-name="Source_20_Text"><text:span text:style-name="T15">strong</text:span></text:span></text:a><text:a xlink:type="simple" xlink:href="https://www.w3.org/TR/2011/WD-html5-20110525/text-level-semantics.html#the-strong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small-element" text:style-name="Internet_20_link" text:visited-style-name="Visited_20_Internet_20_Link"><text:span text:style-name="T15">The </text:span></text:a><text:a xlink:type="simple" xlink:href="https://www.w3.org/TR/2011/WD-html5-20110525/text-level-semantics.html#the-small-element" text:style-name="Internet_20_link" text:visited-style-name="Visited_20_Internet_20_Link"><text:span text:style-name="Source_20_Text"><text:span text:style-name="T15">small</text:span></text:span></text:a><text:a xlink:type="simple" xlink:href="https://www.w3.org/TR/2011/WD-html5-20110525/text-level-semantics.html#the-small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s-element" text:style-name="Internet_20_link" text:visited-style-name="Visited_20_Internet_20_Link"><text:span text:style-name="T15">The </text:span></text:a><text:a xlink:type="simple" xlink:href="https://www.w3.org/TR/2011/WD-html5-20110525/text-level-semantics.html#the-s-element" text:style-name="Internet_20_link" text:visited-style-name="Visited_20_Internet_20_Link"><text:span text:style-name="Source_20_Text"><text:span text:style-name="T15">s</text:span></text:span></text:a><text:a xlink:type="simple" xlink:href="https://www.w3.org/TR/2011/WD-html5-20110525/text-level-semantics.html#the-s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cite-element" text:style-name="Internet_20_link" text:visited-style-name="Visited_20_Internet_20_Link"><text:span text:style-name="T15">The </text:span></text:a><text:a xlink:type="simple" xlink:href="https://www.w3.org/TR/2011/WD-html5-20110525/text-level-semantics.html#the-cite-element" text:style-name="Internet_20_link" text:visited-style-name="Visited_20_Internet_20_Link"><text:span text:style-name="Source_20_Text"><text:span text:style-name="T15">cite</text:span></text:span></text:a><text:a xlink:type="simple" xlink:href="https://www.w3.org/TR/2011/WD-html5-20110525/text-level-semantics.html#the-cite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q-element" text:style-name="Internet_20_link" text:visited-style-name="Visited_20_Internet_20_Link"><text:span text:style-name="T15">The </text:span></text:a><text:a xlink:type="simple" xlink:href="https://www.w3.org/TR/2011/WD-html5-20110525/text-level-semantics.html#the-q-element" text:style-name="Internet_20_link" text:visited-style-name="Visited_20_Internet_20_Link"><text:span text:style-name="Source_20_Text"><text:span text:style-name="T15">q</text:span></text:span></text:a><text:a xlink:type="simple" xlink:href="https://www.w3.org/TR/2011/WD-html5-20110525/text-level-semantics.html#the-q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dfn-element" text:style-name="Internet_20_link" text:visited-style-name="Visited_20_Internet_20_Link"><text:span text:style-name="T15">The </text:span></text:a><text:a xlink:type="simple" xlink:href="https://www.w3.org/TR/2011/WD-html5-20110525/text-level-semantics.html#the-dfn-element" text:style-name="Internet_20_link" text:visited-style-name="Visited_20_Internet_20_Link"><text:span text:style-name="Source_20_Text"><text:span text:style-name="T15">dfn</text:span></text:span></text:a><text:a xlink:type="simple" xlink:href="https://www.w3.org/TR/2011/WD-html5-20110525/text-level-semantics.html#the-dfn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a xlink:type="simple" xlink:href="https://www.w3.org/TR/2011/WD-html5-20110525/text-level-semantics.html#the-abbr-element" text:style-name="Internet_20_link" text:visited-style-name="Visited_20_Internet_20_Link"><text:span text:style-name="T15">The </text:span></text:a><text:a xlink:type="simple" xlink:href="https://www.w3.org/TR/2011/WD-html5-20110525/text-level-semantics.html#the-abbr-element" text:style-name="Internet_20_link" text:visited-style-name="Visited_20_Internet_20_Link"><text:span text:style-name="Source_20_Text"><text:span text:style-name="T15">abbr</text:span></text:span></text:a><text:a xlink:type="simple" xlink:href="https://www.w3.org/TR/2011/WD-html5-20110525/text-level-semantics.html#the-abbr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time-element" text:style-name="Internet_20_link" text:visited-style-name="Visited_20_Internet_20_Link">The </text:a><text:a xlink:type="simple" xlink:href="https://www.w3.org/TR/2011/WD-html5-20110525/text-level-semantics.html#the-time-element" text:style-name="Internet_20_link" text:visited-style-name="Visited_20_Internet_20_Link"><text:span text:style-name="Source_20_Text"><text:span text:style-name="T15">time</text:span></text:span></text:a><text:a xlink:type="simple" xlink:href="https://www.w3.org/TR/2011/WD-html5-20110525/text-level-semantics.html#the-time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code-element" text:style-name="Internet_20_link" text:visited-style-name="Visited_20_Internet_20_Link">The </text:a><text:a xlink:type="simple" xlink:href="https://www.w3.org/TR/2011/WD-html5-20110525/text-level-semantics.html#the-code-element" text:style-name="Internet_20_link" text:visited-style-name="Visited_20_Internet_20_Link"><text:span text:style-name="Source_20_Text"><text:span text:style-name="T15">code</text:span></text:span></text:a><text:a xlink:type="simple" xlink:href="https://www.w3.org/TR/2011/WD-html5-20110525/text-level-semantics.html#the-code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var-element" text:style-name="Internet_20_link" text:visited-style-name="Visited_20_Internet_20_Link">The </text:a><text:a xlink:type="simple" xlink:href="https://www.w3.org/TR/2011/WD-html5-20110525/text-level-semantics.html#the-var-element" text:style-name="Internet_20_link" text:visited-style-name="Visited_20_Internet_20_Link"><text:span text:style-name="Source_20_Text"><text:span text:style-name="T15">var</text:span></text:span></text:a><text:a xlink:type="simple" xlink:href="https://www.w3.org/TR/2011/WD-html5-20110525/text-level-semantics.html#the-var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samp-element" text:style-name="Internet_20_link" text:visited-style-name="Visited_20_Internet_20_Link">The </text:a><text:a xlink:type="simple" xlink:href="https://www.w3.org/TR/2011/WD-html5-20110525/text-level-semantics.html#the-samp-element" text:style-name="Internet_20_link" text:visited-style-name="Visited_20_Internet_20_Link"><text:span text:style-name="Source_20_Text"><text:span text:style-name="T15">samp</text:span></text:span></text:a><text:a xlink:type="simple" xlink:href="https://www.w3.org/TR/2011/WD-html5-20110525/text-level-semantics.html#the-samp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kbd-element" text:style-name="Internet_20_link" text:visited-style-name="Visited_20_Internet_20_Link">The </text:a><text:a xlink:type="simple" xlink:href="https://www.w3.org/TR/2011/WD-html5-20110525/text-level-semantics.html#the-kbd-element" text:style-name="Internet_20_link" text:visited-style-name="Visited_20_Internet_20_Link"><text:span text:style-name="Source_20_Text"><text:span text:style-name="T15">kbd</text:span></text:span></text:a><text:a xlink:type="simple" xlink:href="https://www.w3.org/TR/2011/WD-html5-20110525/text-level-semantics.html#the-kbd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sub-and-sup-elements" text:style-name="Internet_20_link" text:visited-style-name="Visited_20_Internet_20_Link">The </text:a><text:a xlink:type="simple" xlink:href="https://www.w3.org/TR/2011/WD-html5-20110525/text-level-semantics.html#the-sub-and-sup-elements" text:style-name="Internet_20_link" text:visited-style-name="Visited_20_Internet_20_Link"><text:span text:style-name="Source_20_Text"><text:span text:style-name="T15">sub</text:span></text:span></text:a><text:a xlink:type="simple" xlink:href="https://www.w3.org/TR/2011/WD-html5-20110525/text-level-semantics.html#the-sub-and-sup-elements" text:style-name="Internet_20_link" text:visited-style-name="Visited_20_Internet_20_Link"><text:span text:style-name="T15"> and </text:span></text:a><text:a xlink:type="simple" xlink:href="https://www.w3.org/TR/2011/WD-html5-20110525/text-level-semantics.html#the-sub-and-sup-elements" text:style-name="Internet_20_link" text:visited-style-name="Visited_20_Internet_20_Link"><text:span text:style-name="Source_20_Text"><text:span text:style-name="T15">sup</text:span></text:span></text:a><text:a xlink:type="simple" xlink:href="https://www.w3.org/TR/2011/WD-html5-20110525/text-level-semantics.html#the-sub-and-sup-elements" text:style-name="Internet_20_link" text:visited-style-name="Visited_20_Internet_20_Link"><text:span text:style-name="T15"> elements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i-element" text:style-name="Internet_20_link" text:visited-style-name="Visited_20_Internet_20_Link">The </text:a><text:a xlink:type="simple" xlink:href="https://www.w3.org/TR/2011/WD-html5-20110525/text-level-semantics.html#the-i-element" text:style-name="Internet_20_link" text:visited-style-name="Visited_20_Internet_20_Link"><text:span text:style-name="Source_20_Text"><text:span text:style-name="T15">i</text:span></text:span></text:a><text:a xlink:type="simple" xlink:href="https://www.w3.org/TR/2011/WD-html5-20110525/text-level-semantics.html#the-i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b-element" text:style-name="Internet_20_link" text:visited-style-name="Visited_20_Internet_20_Link">The </text:a><text:a xlink:type="simple" xlink:href="https://www.w3.org/TR/2011/WD-html5-20110525/text-level-semantics.html#the-b-element" text:style-name="Internet_20_link" text:visited-style-name="Visited_20_Internet_20_Link"><text:span text:style-name="Source_20_Text"><text:span text:style-name="T15">b</text:span></text:span></text:a><text:a xlink:type="simple" xlink:href="https://www.w3.org/TR/2011/WD-html5-20110525/text-level-semantics.html#the-b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u-element" text:style-name="Internet_20_link" text:visited-style-name="Visited_20_Internet_20_Link">The </text:a><text:a xlink:type="simple" xlink:href="https://www.w3.org/TR/2011/WD-html5-20110525/text-level-semantics.html#the-u-element" text:style-name="Internet_20_link" text:visited-style-name="Visited_20_Internet_20_Link"><text:span text:style-name="Source_20_Text"><text:span text:style-name="T15">u</text:span></text:span></text:a><text:a xlink:type="simple" xlink:href="https://www.w3.org/TR/2011/WD-html5-20110525/text-level-semantics.html#the-u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mark-element" text:style-name="Internet_20_link" text:visited-style-name="Visited_20_Internet_20_Link">The </text:a><text:a xlink:type="simple" xlink:href="https://www.w3.org/TR/2011/WD-html5-20110525/text-level-semantics.html#the-mark-element" text:style-name="Internet_20_link" text:visited-style-name="Visited_20_Internet_20_Link"><text:span text:style-name="Source_20_Text"><text:span text:style-name="T15">mark</text:span></text:span></text:a><text:a xlink:type="simple" xlink:href="https://www.w3.org/TR/2011/WD-html5-20110525/text-level-semantics.html#the-mark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ruby-element" text:style-name="Internet_20_link" text:visited-style-name="Visited_20_Internet_20_Link">The </text:a><text:a xlink:type="simple" xlink:href="https://www.w3.org/TR/2011/WD-html5-20110525/text-level-semantics.html#the-ruby-element" text:style-name="Internet_20_link" text:visited-style-name="Visited_20_Internet_20_Link"><text:span text:style-name="Source_20_Text"><text:span text:style-name="T15">ruby</text:span></text:span></text:a><text:a xlink:type="simple" xlink:href="https://www.w3.org/TR/2011/WD-html5-20110525/text-level-semantics.html#the-ruby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rt-element" text:style-name="Internet_20_link" text:visited-style-name="Visited_20_Internet_20_Link">The </text:a><text:a xlink:type="simple" xlink:href="https://www.w3.org/TR/2011/WD-html5-20110525/text-level-semantics.html#the-rt-element" text:style-name="Internet_20_link" text:visited-style-name="Visited_20_Internet_20_Link"><text:span text:style-name="Source_20_Text"><text:span text:style-name="T15">rt</text:span></text:span></text:a><text:a xlink:type="simple" xlink:href="https://www.w3.org/TR/2011/WD-html5-20110525/text-level-semantics.html#the-rt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rp-element" text:style-name="Internet_20_link" text:visited-style-name="Visited_20_Internet_20_Link">The </text:a><text:a xlink:type="simple" xlink:href="https://www.w3.org/TR/2011/WD-html5-20110525/text-level-semantics.html#the-rp-element" text:style-name="Internet_20_link" text:visited-style-name="Visited_20_Internet_20_Link"><text:span text:style-name="Source_20_Text"><text:span text:style-name="T15">rp</text:span></text:span></text:a><text:a xlink:type="simple" xlink:href="https://www.w3.org/TR/2011/WD-html5-20110525/text-level-semantics.html#the-rp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bdi-element" text:style-name="Internet_20_link" text:visited-style-name="Visited_20_Internet_20_Link">The </text:a><text:a xlink:type="simple" xlink:href="https://www.w3.org/TR/2011/WD-html5-20110525/text-level-semantics.html#the-bdi-element" text:style-name="Internet_20_link" text:visited-style-name="Visited_20_Internet_20_Link"><text:span text:style-name="Source_20_Text"><text:span text:style-name="T15">bdi</text:span></text:span></text:a><text:a xlink:type="simple" xlink:href="https://www.w3.org/TR/2011/WD-html5-20110525/text-level-semantics.html#the-bdi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bdo-element" text:style-name="Internet_20_link" text:visited-style-name="Visited_20_Internet_20_Link">The </text:a><text:a xlink:type="simple" xlink:href="https://www.w3.org/TR/2011/WD-html5-20110525/text-level-semantics.html#the-bdo-element" text:style-name="Internet_20_link" text:visited-style-name="Visited_20_Internet_20_Link"><text:span text:style-name="Source_20_Text"><text:span text:style-name="T15">bdo</text:span></text:span></text:a><text:a xlink:type="simple" xlink:href="https://www.w3.org/TR/2011/WD-html5-20110525/text-level-semantics.html#the-bdo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span-element" text:style-name="Internet_20_link" text:visited-style-name="Visited_20_Internet_20_Link">The </text:a><text:a xlink:type="simple" xlink:href="https://www.w3.org/TR/2011/WD-html5-20110525/text-level-semantics.html#the-span-element" text:style-name="Internet_20_link" text:visited-style-name="Visited_20_Internet_20_Link"><text:span text:style-name="Source_20_Text"><text:span text:style-name="T15">span</text:span></text:span></text:a><text:a xlink:type="simple" xlink:href="https://www.w3.org/TR/2011/WD-html5-20110525/text-level-semantics.html#the-span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br-element" text:style-name="Internet_20_link" text:visited-style-name="Visited_20_Internet_20_Link">The </text:a><text:a xlink:type="simple" xlink:href="https://www.w3.org/TR/2011/WD-html5-20110525/text-level-semantics.html#the-br-element" text:style-name="Internet_20_link" text:visited-style-name="Visited_20_Internet_20_Link"><text:span text:style-name="Source_20_Text"><text:span text:style-name="T15">br</text:span></text:span></text:a><text:a xlink:type="simple" xlink:href="https://www.w3.org/TR/2011/WD-html5-20110525/text-level-semantics.html#the-br-element" text:style-name="Internet_20_link" text:visited-style-name="Visited_20_Internet_20_Link"><text:span text:style-name="T15"> element</text:span></text:a></text:p>
                </text:list-item>
                <text:list-item>
                  <text:p text:style-name="P3"><text:span text:style-name="T15"><text:s/></text:span><text:a xlink:type="simple" xlink:href="https://www.w3.org/TR/2011/WD-html5-20110525/text-level-semantics.html#the-wbr-element" text:style-name="Internet_20_link" text:visited-style-name="Visited_20_Internet_20_Link">The </text:a><text:a xlink:type="simple" xlink:href="https://www.w3.org/TR/2011/WD-html5-20110525/text-level-semantics.html#the-wbr-element" text:style-name="Internet_20_link" text:visited-style-name="Visited_20_Internet_20_Link"><text:span text:style-name="Source_20_Text"><text:span text:style-name="T15">wbr</text:span></text:span></text:a><text:a xlink:type="simple" xlink:href="https://www.w3.org/TR/2011/WD-html5-20110525/text-level-semantics.html#the-wbr-element" text:style-name="Internet_20_link" text:visited-style-name="Visited_20_Internet_20_Link"><text:span text:style-name="T15"> element</text:span></text:a></text:p>
                </text:list-item>
              </text:list>
            </text:list-item>
          </text:list>
        </text:list-item>
      </text:list>
      <text:p text:style-name="P1"/>
      <text:p text:style-name="P5"><text:span text:style-name="T3"/></text:p>
      <text:p text:style-name="P5"><text:span text:style-name="T3">Taken from: </text:span><text:a xlink:type="simple" xlink:href="https://www.w3.org/TR/2011/WD-html5-20110525/text-level-semantics.html" text:style-name="Internet_20_link" text:visited-style-name="Visited_20_Internet_20_Link"><text:span text:style-name="T1">https://www.w3.org/TR/2011/WD-html5-20110525/text-level-semantics.html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roid Sans Devanagari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_7e_LT_7e_Gliederung_20_1" style:display-name="????????? ?????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3f__3f__3f__3f__7e_LT_7e_Gliederung_20_2" style:display-name="????????? ?????~LT~Gliederung 2" style:family="paragraph" style:parent-style-name="_3f__3f__3f__3f__3f__3f__3f__3f__3f__20__3f__3f__3f__3f__3f_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_3f__3f__3f__3f__3f__7e_LT_7e_Gliederung_20_3" style:display-name="????????? ?????~LT~Gliederung 3" style:family="paragraph" style:parent-style-name="_3f__3f__3f__3f__3f__3f__3f__3f__3f__20__3f__3f__3f__3f__3f_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4" style:display-name="????????? ?????~LT~Gliederung 4" style:family="paragraph" style:parent-style-name="_3f__3f__3f__3f__3f__3f__3f__3f__3f__20__3f__3f__3f__3f__3f_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5" style:display-name="????????? ?????~LT~Gliederung 5" style:family="paragraph" style:parent-style-name="_3f__3f__3f__3f__3f__3f__3f__3f__3f__20__3f__3f__3f__3f__3f_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6" style:display-name="????????? ?????~LT~Gliederung 6" style:family="paragraph" style:parent-style-name="_3f__3f__3f__3f__3f__3f__3f__3f__3f__20__3f__3f__3f__3f__3f_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7" style:display-name="????????? ?????~LT~Gliederung 7" style:family="paragraph" style:parent-style-name="_3f__3f__3f__3f__3f__3f__3f__3f__3f__20__3f__3f__3f__3f__3f_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8" style:display-name="????????? ?????~LT~Gliederung 8" style:family="paragraph" style:parent-style-name="_3f__3f__3f__3f__3f__3f__3f__3f__3f__20__3f__3f__3f__3f__3f_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Gliederung_20_9" style:display-name="????????? ?????~LT~Gliederung 9" style:family="paragraph" style:parent-style-name="_3f__3f__3f__3f__3f__3f__3f__3f__3f__20__3f__3f__3f__3f__3f_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3f__3f__3f__3f__7e_LT_7e_Titel" style:display-name="????????? ?????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3f__3f__3f__3f__7e_LT_7e_Untertitel" style:display-name="????????? 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3f__3f__3f__3f__7e_LT_7e_Notizen" style:display-name="????????? 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3f__3f__3f__3f__7e_LT_7e_Hintergrundobjekte" style:display-name="????????? 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_3f__20__3f__3f__3f__3f__3f__7e_LT_7e_Hintergrund" style:display-name="????????? 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Droid Sans Devanagari" fo:font-family="'Droid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Droid Sans Devanagari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1" style:display-name="????????? ? ??'???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20__3f__3f__27__3f__3f__3f__7e_LT_7e_Gliederung_20_2" style:display-name="????????? ? ??'???~LT~Gliederung 2" style:family="paragraph" style:parent-style-name="_3f__3f__3f__3f__3f__3f__3f__3f__3f__20__3f__20__3f__3f__27__3f__3f__3f_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_3f__20__3f__3f__27__3f__3f__3f__7e_LT_7e_Gliederung_20_3" style:display-name="????????? ? ??'???~LT~Gliederung 3" style:family="paragraph" style:parent-style-name="_3f__3f__3f__3f__3f__3f__3f__3f__3f__20__3f__20__3f__3f__27__3f__3f__3f_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4" style:display-name="????????? ? ??'???~LT~Gliederung 4" style:family="paragraph" style:parent-style-name="_3f__3f__3f__3f__3f__3f__3f__3f__3f__20__3f__20__3f__3f__27__3f__3f__3f_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5" style:display-name="????????? ? ??'???~LT~Gliederung 5" style:family="paragraph" style:parent-style-name="_3f__3f__3f__3f__3f__3f__3f__3f__3f__20__3f__20__3f__3f__27__3f__3f__3f_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6" style:display-name="????????? ? ??'???~LT~Gliederung 6" style:family="paragraph" style:parent-style-name="_3f__3f__3f__3f__3f__3f__3f__3f__3f__20__3f__20__3f__3f__27__3f__3f__3f_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7" style:display-name="????????? ? ??'???~LT~Gliederung 7" style:family="paragraph" style:parent-style-name="_3f__3f__3f__3f__3f__3f__3f__3f__3f__20__3f__20__3f__3f__27__3f__3f__3f_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8" style:display-name="????????? ? ??'???~LT~Gliederung 8" style:family="paragraph" style:parent-style-name="_3f__3f__3f__3f__3f__3f__3f__3f__3f__20__3f__20__3f__3f__27__3f__3f__3f_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Gliederung_20_9" style:display-name="????????? ? ??'???~LT~Gliederung 9" style:family="paragraph" style:parent-style-name="_3f__3f__3f__3f__3f__3f__3f__3f__3f__20__3f__20__3f__3f__27__3f__3f__3f_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_3f__20__3f__3f__27__3f__3f__3f__7e_LT_7e_Titel" style:display-name="????????? ? ??'???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20__3f__3f__27__3f__3f__3f__7e_LT_7e_Untertitel" style:display-name="????????? ? ??'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20__3f__3f__27__3f__3f__3f__7e_LT_7e_Notizen" style:display-name="????????? ? ??'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_3f__20__3f__3f__27__3f__3f__3f__7e_LT_7e_Hintergrundobjekte" style:display-name="????????? ? ??'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_3f__20__3f__20__3f__3f__27__3f__3f__3f__7e_LT_7e_Hintergrund" style:display-name="????????? ? ??'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Heading" style:class="text"/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22:46:07.196704443</meta:creation-date>
    <meta:generator>LibreOffice/4.4.7.2$Linux_X86_64 LibreOffice_project/40m0$Build-2</meta:generator>
    <dc:date>2016-02-21T19:12:09.073181432</dc:date>
    <meta:editing-duration>PT48M42S</meta:editing-duration>
    <meta:editing-cycles>15</meta:editing-cycles>
    <meta:document-statistic meta:table-count="0" meta:image-count="0" meta:object-count="0" meta:page-count="1" meta:paragraph-count="29" meta:word-count="115" meta:character-count="607" meta:non-whitespace-character-count="527"/>
  </office:meta>
</office:document-meta>
</file>